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ConfigProperties.getAllowIncompleteDeploy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OdeConfigProperties( File cfg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getMessage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getPid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